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b994a" officeooo:paragraph-rsid="059b994a"/>
    </style:style>
    <style:style style:name="P6" style:family="paragraph" style:parent-style-name="Heading_20_2">
      <style:text-properties officeooo:paragraph-rsid="05195e16"/>
    </style:style>
    <style:style style:name="P7" style:family="paragraph" style:parent-style-name="Text_20_body">
      <style:text-properties fo:color="#000000" officeooo:rsid="059ba6ea" officeooo:paragraph-rsid="05a3b6df" fo:background-color="#ffffff"/>
    </style:style>
    <style:style style:name="P8" style:family="paragraph" style:parent-style-name="Text_20_body">
      <style:text-properties fo:color="#000000" officeooo:rsid="05bcd2ea" officeooo:paragraph-rsid="05bcd2ea" fo:background-color="#ffffff"/>
    </style:style>
    <style:style style:name="P9" style:family="paragraph" style:parent-style-name="Text_20_body" style:list-style-name="L6">
      <style:text-properties officeooo:paragraph-rsid="05195e16"/>
    </style:style>
    <style:style style:name="P10" style:family="paragraph" style:parent-style-name="Text_20_body" style:list-style-name="L6">
      <style:text-properties officeooo:rsid="0546e624" officeooo:paragraph-rsid="05195e16"/>
    </style:style>
    <style:style style:name="P11" style:family="paragraph" style:parent-style-name="Heading_20_1">
      <style:text-properties officeooo:rsid="05baa604" officeooo:paragraph-rsid="05baa604"/>
    </style:style>
    <style:style style:name="T1" style:family="text">
      <style:text-properties officeooo:rsid="033bd0c4"/>
    </style:style>
    <style:style style:name="T2" style:family="text">
      <style:text-properties officeooo:rsid="05bb9a0f"/>
    </style:style>
    <style:style style:name="T3" style:family="text">
      <style:text-properties officeooo:rsid="05be98bc"/>
    </style:style>
    <style:style style:name="T4" style:family="text">
      <style:text-properties fo:language="en" fo:country="US" officeooo:rsid="05be98b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פוינטרים חכמים</text:h>
      <text:p text:style-name="P8">אחד הגורמים העיקריים לשגיאות ולדליפות-זיכרון הוא שימוש לא נכון בפוינטרים. גם כשנראה שהשתמשנו בפוינטרים בצורה נכונה, <text:span text:style-name="T3">מחקנו עם </text:span><text:span text:style-name="T4">delete את כל מה שאתחלנו בעזרת new, עלולים להיות לנו באגים נסתרים. לדוגמה, ראו את הקוד בתיקיה 1. יש שם מחלקה בשם "מוסיקאי", שמ</text:span></text:p>
      <text:p text:style-name="P7"/>
      <text:p text:style-name="P6">מקורות</text:p>
      <text:list xml:id="list3469673612" text:style-name="L6">
        <text:list-item>
          <text:p text:style-name="P9">מצגת <text:span text:style-name="T2">ודוגמאות קוד </text:span>של<text:span text:style-name="T1"> ערן קאופמן</text:span></text:p>
        </text:list-item>
        <text:list-item>
          <text:p text:style-name="P10"/>
        </text:list-item>
      </text:list>
      <text:p text:style-name="P4"/>
      <text:p text:style-name="P3">סיכם: אראל סגל-הלוי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6-14T12:16:05.448000000</dc:date>
    <meta:editing-duration>P11DT5H27M19S</meta:editing-duration>
    <meta:editing-cycles>1360</meta:editing-cycles>
    <meta:document-statistic meta:table-count="0" meta:image-count="0" meta:object-count="0" meta:page-count="1" meta:paragraph-count="8" meta:word-count="63" meta:character-count="345" meta:non-whitespace-character-count="291"/>
  </office:meta>
</office:document-meta>
</file>